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1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1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426209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426247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42621696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4262041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4152243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41522688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415208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4152038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4151705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41526272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4262758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41519616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41519360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41530368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41520128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41528832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41529088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41527552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4262656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4262681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42624000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font-variant="small-caps" style:text-position="5% 100%" style:font-name="Ringside Regular1" fo:font-family="'Ringside Regular'" style:font-style-name="Light" style:font-pitch="variable" fo:font-size="12pt" fo:font-style="italic" fo:font-weight="normal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2:29:19.930612469</dc:date>
    <meta:editing-duration>PT4H47M31S</meta:editing-duration>
    <meta:editing-cycles>143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